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37d" officeooo:paragraph-rsid="001e637d"/>
    </style:style>
    <style:style style:name="P2" style:family="paragraph" style:parent-style-name="Standard">
      <style:text-properties officeooo:rsid="0020e537" officeooo:paragraph-rsid="0020e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culate</text:p>
      <text:p text:style-name="P2">R := B P mod M</text:p>
      <text:p text:style-name="P2">for large values of B, P , and M using an efficient algorithm. (That’s right, this problem has a time</text:p>
      <text:p text:style-name="P2">dependency !!!.)</text:p>
      <text:p text:style-name="P2">Input</text:p>
      <text:p text:style-name="P2">The input will contain several test cases, each of them as described below. Consecutive test cases are</text:p>
      <text:p text:style-name="P2">separated by a single blank line.</text:p>
      <text:p text:style-name="P2">Three integer values (in the order B, P , M ) will be read one number per line. B and P are integers</text:p>
      <text:p text:style-name="P2">in the range 0 to 2147483647 inclusive. M is an integer in the range 1 to 46340 inclusive.</text:p>
      <text:p text:style-name="P2">Output</text:p>
      <text:p text:style-name="P2">For each test, the result of the computation. A single integer on a line by itself.</text:p>
      <text:p text:style-name="P2">Sample Input</text:p>
      <text:p text:style-name="P2">3</text:p>
      <text:p text:style-name="P2">18132</text:p>
      <text:p text:style-name="P2">17</text:p>
      <text:p text:style-name="P2">17</text:p>
      <text:p text:style-name="P2">1765</text:p>
      <text:p text:style-name="P2">3</text:p>
      <text:p text:style-name="P2">2374859</text:p>
      <text:p text:style-name="P2">3029382</text:p>
      <text:p text:style-name="P2">36123</text:p>
      <text:p text:style-name="P2">Sample Output</text:p>
      <text:p text:style-name="P2">13</text:p>
      <text:p text:style-name="P2">2</text:p>
      <text:p text:style-name="P2">131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07T16:34:35.040841085</dc:date>
    <meta:editing-duration>PT13M1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27" meta:character-count="626" meta:non-whitespace-character-count="524"/>
  </office:meta>
</office:document-meta>
</file>